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" svg:font-family="Junicode" style:font-adornments="Regular"/>
    <style:font-face style:name="jsMath-lasyb10" svg:font-family="jsMath-lasyb10" style:font-adornments="lasyb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ff3333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color="#ff6600"/>
    </style:style>
    <style:style style:name="T1" style:family="text">
      <style:text-properties style:text-position="super 58%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sub 58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3333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6600"/>
    </style:style>
    <style:style style:name="T7" style:family="text">
      <style:text-properties fo:color="#ff3333" style:text-overline-style="solid" style:text-overline-width="auto" style:text-overline-color="font-color"/>
    </style:style>
    <style:style style:name="T8" style:family="text">
      <style:text-properties fo:color="#ff3333" style:text-position="sub 58%"/>
    </style:style>
    <style:style style:name="T9" style:family="text">
      <style:text-properties fo:color="#ff3333" style:text-position="super 58%" style:font-name="jsMath-lasyb10" style:font-name-asian="jsMath-lasyb10" style:font-name-complex="jsMath-lasyb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cm" svg:y1="18cm" svg:x2="26cm" svg:y2="18cm">
          <text:p/>
        </draw:line>
        <draw:line draw:style-name="gr1" draw:text-style-name="P1" draw:layer="layout" svg:x1="2cm" svg:y1="18cm" svg:x2="2cm" svg:y2="2cm">
          <text:p/>
        </draw:line>
        <draw:line draw:style-name="gr1" draw:text-style-name="P1" draw:layer="layout" svg:x1="2cm" svg:y1="2cm" svg:x2="26cm" svg:y2="2cm">
          <text:p/>
        </draw:line>
        <draw:line draw:style-name="gr2" draw:text-style-name="P1" draw:layer="layout" svg:x1="26cm" svg:y1="2cm" svg:x2="26cm" svg:y2="18cm">
          <text:p/>
        </draw:line>
        <draw:frame draw:style-name="gr3" draw:layer="layout" svg:width="3.774cm" svg:height="0.986cm" svg:x="0.226cm" svg:y="0.8cm">
          <draw:text-box>
            <text:p>V (cm<text:span text:style-name="T1">3</text:span>/mol)</text:p>
          </draw:text-box>
        </draw:frame>
        <draw:frame draw:style-name="gr3" draw:text-style-name="P2" draw:layer="layout" svg:width="1.247cm" svg:height="1.481cm" svg:x="14.553cm" svg:y="19.319cm">
          <draw:text-box>
            <text:p text:style-name="P2"><text:span text:style-name="T2">x</text:span><text:span text:style-name="T3">1</text:span></text:p>
          </draw:text-box>
        </draw:frame>
        <draw:frame draw:style-name="gr3" draw:layer="layout" svg:width="1.556cm" svg:height="0.962cm" svg:x="0.444cm" svg:y="5.5cm">
          <draw:text-box>
            <text:p>120</text:p>
          </draw:text-box>
        </draw:frame>
        <draw:frame draw:style-name="gr3" draw:layer="layout" svg:width="1.556cm" svg:height="0.962cm" svg:x="0.444cm" svg:y="7.5cm">
          <draw:text-box>
            <text:p>110</text:p>
          </draw:text-box>
        </draw:frame>
        <draw:frame draw:style-name="gr3" draw:layer="layout" svg:width="1.556cm" svg:height="0.962cm" svg:x="0.444cm" svg:y="9.5cm">
          <draw:text-box>
            <text:p>100</text:p>
          </draw:text-box>
        </draw:frame>
        <draw:frame draw:style-name="gr3" draw:layer="layout" svg:width="1.205cm" svg:height="0.962cm" svg:x="0.744cm" svg:y="11.4cm">
          <draw:text-box>
            <text:p>90</text:p>
          </draw:text-box>
        </draw:frame>
        <draw:frame draw:style-name="gr3" draw:layer="layout" svg:width="1.205cm" svg:height="0.962cm" svg:x="0.745cm" svg:y="13.5cm">
          <draw:text-box>
            <text:p>80</text:p>
          </draw:text-box>
        </draw:frame>
        <draw:frame draw:style-name="gr3" draw:text-style-name="P3" draw:layer="layout" svg:width="1.205cm" svg:height="0.962cm" svg:x="0.795cm" svg:y="15.6cm">
          <draw:text-box>
            <text:p text:style-name="P3"><text:span text:style-name="T4">70</text:span></text:p>
          </draw:text-box>
        </draw:frame>
        <draw:frame draw:style-name="gr3" draw:text-style-name="P4" draw:layer="layout" svg:width="1.383cm" svg:height="0.962cm" svg:x="25.1cm" svg:y="18.239cm">
          <draw:text-box>
            <text:p text:style-name="P4"><text:span text:style-name="T5">1.0</text:span></text:p>
          </draw:text-box>
        </draw:frame>
        <draw:frame draw:style-name="gr4" draw:text-style-name="P4" draw:layer="layout" svg:width="1.383cm" svg:height="1cm" svg:x="12.4cm" svg:y="18.2cm">
          <draw:text-box>
            <text:p text:style-name="P4"><text:span text:style-name="T5">0.5</text:span></text:p>
          </draw:text-box>
        </draw:frame>
        <draw:frame draw:style-name="gr3" draw:text-style-name="P4" draw:layer="layout" svg:width="1.383cm" svg:height="0.962cm" svg:x="1.218cm" svg:y="18.281cm">
          <draw:text-box>
            <text:p text:style-name="P4"><text:span text:style-name="T5">0.0</text:span></text:p>
          </draw:text-box>
        </draw:frame>
        <draw:frame draw:style-name="gr3" draw:text-style-name="P3" draw:layer="layout" svg:width="1.205cm" svg:height="0.962cm" svg:x="26cm" svg:y="12.6cm">
          <draw:text-box>
            <text:p text:style-name="P3"><text:span text:style-name="T4">85</text:span></text:p>
          </draw:text-box>
        </draw:frame>
        <draw:frame draw:style-name="gr5" draw:text-style-name="P5" draw:layer="layout" svg:width="1.556cm" svg:height="0.962cm" svg:x="26.195cm" svg:y="5.438cm">
          <draw:text-box>
            <text:p text:style-name="P5"><text:span text:style-name="T6">120</text:span></text:p>
          </draw:text-box>
        </draw:frame>
        <draw:line draw:style-name="gr2" draw:text-style-name="P1" draw:layer="layout" svg:x1="2cm" svg:y1="16cm" svg:x2="26cm" svg:y2="13cm">
          <text:p/>
        </draw:line>
        <draw:frame draw:style-name="gr3" draw:text-style-name="P3" draw:layer="layout" svg:width="1.806cm" svg:height="1.171cm" svg:x="25.994cm" svg:y="13.429cm">
          <draw:text-box>
            <text:p text:style-name="P3"><text:span text:style-name="T4">=</text:span><text:span text:style-name="T7">V</text:span><text:span text:style-name="T8">2</text:span><text:span text:style-name="T9">1</text:span></text:p>
          </draw:text-box>
        </draw:frame>
        <draw:frame draw:style-name="gr3" draw:layer="layout" svg:width="1.806cm" svg:height="1.171cm" svg:x="0.2cm" svg:y="4.629cm">
          <draw:text-box>
            <text:p><text:span text:style-name="T4">=</text:span><text:span text:style-name="T7">V</text:span><text:span text:style-name="T8">1</text:span><text:span text:style-name="T9">1</text:span></text:p>
          </draw:text-box>
        </draw:frame>
        <draw:line draw:style-name="gr2" draw:text-style-name="P1" draw:layer="layout" svg:x1="1.956cm" svg:y1="4.462cm" svg:x2="26cm" svg:y2="6cm">
          <text:p/>
        </draw:line>
        <draw:frame draw:style-name="gr3" draw:text-style-name="P3" draw:layer="layout" svg:width="1.556cm" svg:height="0.962cm" svg:x="0.4cm" svg:y="4.1cm">
          <draw:text-box>
            <text:p text:style-name="P3"><text:span text:style-name="T4">128</text:span></text:p>
          </draw:text-box>
        </draw:frame>
        <draw:frame draw:style-name="gr3" draw:text-style-name="P3" draw:layer="layout" svg:width="1.501cm" svg:height="1.171cm" svg:x="0.499cm" svg:y="16.6cm">
          <draw:text-box>
            <text:p text:style-name="P3"><text:span text:style-name="T4">=</text:span><text:span text:style-name="T7">V</text:span><text:span text:style-name="T8">2</text:span></text:p>
          </draw:text-box>
        </draw:frame>
        <draw:line draw:style-name="gr2" draw:text-style-name="P1" draw:layer="layout" svg:x1="2cm" svg:y1="16cm" svg:x2="26cm" svg:y2="6cm">
          <text:p/>
        </draw:line>
        <draw:frame draw:style-name="gr3" draw:text-style-name="P3" draw:layer="layout" svg:width="1.501cm" svg:height="1.171cm" svg:x="26.099cm" svg:y="6.2cm">
          <draw:text-box>
            <text:p text:style-name="P3"><text:span text:style-name="T4">=</text:span><text:span text:style-name="T7">V</text:span><text:span text:style-name="T8">1</text:span></text:p>
          </draw:text-box>
        </draw:frame>
        <draw:frame draw:style-name="gr3" draw:text-style-name="P3" draw:layer="layout" svg:width="1.128cm" svg:height="1.171cm" svg:x="13.8cm" svg:y="4cm">
          <draw:text-box>
            <text:p text:style-name="P3"><text:span text:style-name="T7">V</text:span><text:span text:style-name="T8">1</text:span></text:p>
          </draw:text-box>
        </draw:frame>
        <draw:frame draw:style-name="gr3" draw:text-style-name="P3" draw:layer="layout" svg:width="1.128cm" svg:height="1.171cm" svg:x="13.8cm" svg:y="14.601cm">
          <draw:text-box>
            <text:p text:style-name="P3"><text:span text:style-name="T7">V</text:span><text:span text:style-name="T8">2</text:span></text:p>
          </draw:text-box>
        </draw:frame>
        <draw:frame draw:style-name="gr3" draw:text-style-name="P3" draw:layer="layout" svg:width="0.925cm" svg:height="0.962cm" svg:x="13.5cm" svg:y="9.9cm">
          <draw:text-box>
            <text:p><text:span text:style-name="T4">V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icode" svg:font-family="Junicode" style:font-adornments="Regular"/>
    <style:font-face style:name="jsMath-lasyb10" svg:font-family="jsMath-lasyb10" style:font-adornments="lasyb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0:53:33.025573838</meta:creation-date>
    <dc:date>2015-10-18T11:23:20.221512029</dc:date>
    <meta:editing-duration>PT13M49S</meta:editing-duration>
    <meta:editing-cycles>1</meta:editing-cycles>
    <meta:document-statistic meta:object-count="51"/>
    <meta:generator>LibreOffice/4.2.8.2$Linux_X86_64 LibreOffice_project/420m0$Build-2</meta:generator>
  </office:meta>
</office:document-meta>
</file>